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7.303cm"/>
    </style:style>
    <style:style style:name="Tabela1.B" style:family="table-column">
      <style:table-column-properties style:column-width="9.7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238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font-weight="bold" officeooo:rsid="000554a3" officeooo:paragraph-rsid="000554a3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officeooo:rsid="00072533" officeooo:paragraph-rsid="00072533" style:font-weight-asian="bold" style:font-weight-complex="bold"/>
    </style:style>
    <style:style style:name="P3" style:family="paragraph" style:parent-style-name="Standard">
      <style:text-properties fo:font-weight="bold" officeooo:rsid="0007a4bd" officeooo:paragraph-rsid="0007a4bd" style:font-weight-asian="bold" style:font-weight-complex="bold"/>
    </style:style>
    <style:style style:name="P4" style:family="paragraph" style:parent-style-name="Standard">
      <style:text-properties officeooo:paragraph-rsid="000554a3"/>
    </style:style>
    <style:style style:name="P5" style:family="paragraph" style:parent-style-name="Standard">
      <style:text-properties style:font-name="Arial" fo:font-size="15pt" style:font-size-asian="15pt" style:font-size-complex="15pt"/>
    </style:style>
    <style:style style:name="P6" style:family="paragraph" style:parent-style-name="Standard">
      <style:text-properties style:font-name="Arial" fo:font-size="15pt" fo:font-weight="bold" officeooo:rsid="000554a3" officeooo:paragraph-rsid="000554a3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Arial" fo:font-size="12pt" fo:font-weight="normal" officeooo:rsid="000554a3" officeooo:paragraph-rsid="000554a3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normal" officeooo:rsid="000554a3" officeooo:paragraph-rsid="00072533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paragraph-rsid="00072533"/>
    </style:style>
    <style:style style:name="P10" style:family="paragraph" style:parent-style-name="Standard">
      <style:text-properties officeooo:paragraph-rsid="0007a4bd"/>
    </style:style>
    <style:style style:name="P11" style:family="paragraph" style:parent-style-name="Table_20_Contents">
      <style:text-properties style:font-name="Arial" fo:font-size="13pt" fo:font-weight="bold" officeooo:rsid="0003dc8b" officeooo:paragraph-rsid="0003dc8b" style:font-size-asian="13pt" style:font-weight-asian="bold" style:font-size-complex="13pt" style:font-weight-complex="bold"/>
    </style:style>
    <style:style style:name="P12" style:family="paragraph" style:parent-style-name="Table_20_Contents">
      <style:text-properties style:font-name="Arial" fo:font-size="13pt" officeooo:rsid="0003dc8b" officeooo:paragraph-rsid="0003dc8b" style:font-size-asian="13pt" style:font-size-complex="13pt"/>
    </style:style>
    <style:style style:name="P13" style:family="paragraph" style:parent-style-name="Table_20_Contents">
      <style:text-properties style:font-name="Arial" fo:font-size="13pt" officeooo:rsid="000554a3" officeooo:paragraph-rsid="000554a3" style:font-size-asian="13pt" style:font-size-complex="13pt"/>
    </style:style>
    <style:style style:name="P1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Arial" fo:font-size="13pt" officeooo:rsid="0003dc8b" officeooo:paragraph-rsid="0003dc8b" style:font-size-asian="13pt" style:font-size-complex="13pt"/>
    </style:style>
    <style:style style:name="P1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Arial" fo:font-size="13pt" fo:font-weight="normal" officeooo:rsid="0003dc8b" officeooo:paragraph-rsid="0003dc8b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554a3" officeooo:paragraph-rsid="000554a3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554a3" officeooo:paragraph-rsid="000554a3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554a3" officeooo:paragraph-rsid="000554a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7a4bd" officeooo:paragraph-rsid="0007a4b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72533" officeooo:paragraph-rsid="0007253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0554a3" officeooo:paragraph-rsid="000554a3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072533" officeooo:paragraph-rsid="00072533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font-variant="normal" fo:text-transform="none" fo:color="#000000" style:font-name="Arial" fo:font-size="12pt" fo:letter-spacing="normal" fo:font-style="italic" fo:font-weight="bold" officeooo:rsid="0007a4bd" officeooo:paragraph-rsid="0007a4bd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fo:font-variant="normal" fo:text-transform="none" fo:color="#000000" style:font-name="Arial" fo:font-size="15pt" fo:letter-spacing="normal" fo:font-style="normal" fo:font-weight="bold" officeooo:rsid="000554a3" officeooo:paragraph-rsid="000554a3" style:font-size-asian="13.1000003814697pt" style:font-weight-asian="bold" style:font-size-complex="15pt" style:font-weight-complex="bold"/>
    </style:style>
    <style:style style:name="P25" style:family="paragraph" style:parent-style-name="Standard">
      <style:text-properties fo:font-variant="normal" fo:text-transform="none" fo:color="#000000" style:font-name="Arial" fo:font-size="15pt" fo:letter-spacing="normal" fo:font-style="normal" fo:font-weight="bold" officeooo:rsid="0007a4bd" officeooo:paragraph-rsid="0007a4bd" style:font-size-asian="13.1000003814697pt" style:font-style-asian="normal" style:font-weight-asian="bold" style:font-size-complex="15pt" style:font-style-complex="normal" style:font-weight-complex="bold"/>
    </style:style>
    <style:style style:name="P26" style:family="paragraph" style:parent-style-name="Standard">
      <style:text-properties fo:font-variant="normal" fo:text-transform="none" fo:color="#000000" style:font-name="Arial" fo:font-size="15pt" fo:letter-spacing="normal" fo:font-style="normal" fo:font-weight="bold" officeooo:rsid="000e8fd3" officeooo:paragraph-rsid="000e8fd3" style:font-size-asian="13.1000003814697pt" style:font-style-asian="normal" style:font-weight-asian="bold" style:font-size-complex="15pt" style:font-style-complex="normal" style:font-weight-complex="bold"/>
    </style:style>
    <style:style style:name="P27" style:family="paragraph" style:parent-style-name="Standard">
      <style:text-properties officeooo:paragraph-rsid="0007a4bd"/>
    </style:style>
    <style:style style:name="P28" style:family="paragraph" style:parent-style-name="Standard">
      <style:text-properties officeooo:paragraph-rsid="000a164f"/>
    </style:style>
    <style:style style:name="P29" style:family="paragraph" style:parent-style-name="Standard">
      <style:text-properties officeooo:paragraph-rsid="000c0964"/>
    </style:style>
    <style:style style:name="P30" style:family="paragraph" style:parent-style-name="Standard">
      <style:text-properties fo:font-weight="bold" officeooo:paragraph-rsid="0007a4bd" style:font-weight-asian="bold" style:font-weight-complex="bold"/>
    </style:style>
    <style:style style:name="P31" style:family="paragraph" style:parent-style-name="Standard">
      <style:text-properties fo:font-weight="bold" officeooo:paragraph-rsid="000c0964" style:font-weight-asian="bold" style:font-weight-complex="bold"/>
    </style:style>
    <style:style style:name="P32" style:family="paragraph" style:parent-style-name="Standard">
      <style:text-properties fo:font-weight="bold" officeooo:rsid="000c0964" officeooo:paragraph-rsid="000c0964" style:font-weight-asian="bold" style:font-weight-complex="bold"/>
    </style:style>
    <style:style style:name="P33" style:family="paragraph" style:parent-style-name="Standard">
      <style:text-properties fo:font-weight="bold" officeooo:paragraph-rsid="000d8932" style:font-weight-asian="bold" style:font-weight-complex="bold"/>
    </style:style>
    <style:style style:name="P34" style:family="paragraph" style:parent-style-name="Standard">
      <style:text-properties officeooo:rsid="000c0964" officeooo:paragraph-rsid="000c0964"/>
    </style:style>
    <style:style style:name="P35" style:family="paragraph" style:parent-style-name="Standard">
      <style:text-properties officeooo:paragraph-rsid="000d8932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13pt" officeooo:rsid="0003dc8b" officeooo:paragraph-rsid="0003dc8b" style:font-size-asian="13pt" style:font-size-complex="13pt"/>
    </style:style>
    <style:style style:name="P3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Arial" fo:font-size="13pt" fo:font-weight="bold" officeooo:rsid="0003dc8b" officeooo:paragraph-rsid="0003dc8b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072533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0554a3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07a4bd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bold" officeooo:rsid="000554a3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bold" officeooo:rsid="00072533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000000" style:font-name="Arial" fo:font-size="12pt" fo:letter-spacing="normal" fo:font-style="normal" style:font-size-asian="10.5pt" style:font-style-asian="normal" style:font-size-complex="12pt" style:font-style-complex="normal"/>
    </style:style>
    <style:style style:name="T10" style:family="text">
      <style:text-properties fo:font-variant="normal" fo:text-transform="none" fo:color="#000000" style:font-name="Arial" fo:font-size="12pt" fo:letter-spacing="normal" fo:font-style="normal" officeooo:rsid="00072533" style:font-size-asian="10.5pt" style:font-style-asian="normal" style:font-size-complex="12pt" style:font-style-complex="normal"/>
    </style:style>
    <style:style style:name="T11" style:family="text">
      <style:text-properties fo:font-variant="normal" fo:text-transform="none" fo:color="#000000" style:font-name="Arial" fo:font-size="12pt" fo:letter-spacing="normal" fo:font-style="italic" fo:font-weight="bold" officeooo:rsid="000554a3" style:font-size-asian="10.5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000000" style:font-name="Arial" fo:font-size="12pt" fo:letter-spacing="normal" fo:font-style="italic" fo:font-weight="bold" officeooo:rsid="0007a4bd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fo:font-variant="normal" fo:text-transform="none" fo:color="#000000" style:font-name="Arial" fo:font-size="15pt" fo:letter-spacing="normal" fo:font-style="normal" fo:font-weight="bold" officeooo:rsid="0007a4bd" style:font-size-asian="13.1000003814697pt" style:font-style-asian="normal" style:font-weight-asian="bold" style:font-size-complex="15pt" style:font-style-complex="normal" style:font-weight-complex="bold"/>
    </style:style>
    <style:style style:name="T14" style:family="text">
      <style:text-properties fo:font-variant="normal" fo:text-transform="none" fo:color="#000000" fo:letter-spacing="normal" fo:font-style="normal"/>
    </style:style>
    <style:style style:name="T15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17" style:family="text">
      <style:text-properties fo:font-variant="normal" fo:text-transform="none" fo:color="#000000" fo:letter-spacing="normal" fo:font-style="normal" officeooo:rsid="00072533" style:font-style-asian="normal" style:font-style-complex="normal"/>
    </style:style>
    <style:style style:name="T18" style:family="text">
      <style:text-properties fo:font-variant="normal" fo:text-transform="none" fo:color="#000000" fo:letter-spacing="normal" fo:font-style="normal" officeooo:rsid="0007a4bd" style:font-style-asian="normal" style:font-style-complex="normal"/>
    </style:style>
    <style:style style:name="T19" style:family="text">
      <style:text-properties fo:font-variant="normal" fo:text-transform="none" fo:color="#000000" fo:letter-spacing="normal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21" style:family="text">
      <style:text-properties fo:font-variant="normal" fo:text-transform="none" fo:color="#24292e" style:font-name="SFMono-Regular" fo:font-size="9pt" fo:letter-spacing="normal" fo:font-style="normal" fo:font-weight="normal" officeooo:rsid="000a164f"/>
    </style:style>
    <style:style style:name="T22" style:family="text">
      <style:text-properties fo:font-variant="normal" fo:text-transform="none" fo:color="#24292e" style:font-name="SFMono-Regular" fo:font-size="9pt" fo:letter-spacing="normal" fo:font-style="normal" fo:font-weight="normal" officeooo:rsid="000a164f" style:font-weight-asian="normal" style:font-weight-complex="normal"/>
    </style:style>
    <style:style style:name="T23" style:family="text">
      <style:text-properties fo:font-variant="normal" fo:text-transform="none" fo:color="#24292e" style:font-name="SFMono-Regular" fo:font-size="9pt" fo:letter-spacing="normal" fo:font-style="normal" fo:font-weight="normal" officeooo:rsid="000c0964" style:font-weight-asian="normal" style:font-weight-complex="normal"/>
    </style:style>
    <style:style style:name="T24" style:family="text">
      <style:text-properties fo:font-variant="normal" fo:text-transform="none" fo:color="#24292e" style:font-name="SFMono-Regular" fo:font-size="9pt" fo:letter-spacing="normal" fo:font-style="normal" fo:font-weight="normal" officeooo:rsid="000a164f" style:font-weight-asian="bold" style:font-weight-complex="bold"/>
    </style:style>
    <style:style style:name="T25" style:family="text">
      <style:text-properties fo:font-variant="normal" fo:text-transform="none" fo:color="#24292e" style:font-name="SFMono-Regular" fo:font-size="9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24292e" style:font-name="SFMono-Regular" fo:font-size="9pt" fo:letter-spacing="normal" fo:font-style="normal" fo:font-weight="bold" officeooo:rsid="000a164f" style:font-weight-asian="bold" style:font-weight-complex="bold"/>
    </style:style>
    <style:style style:name="T27" style:family="text">
      <style:text-properties fo:font-variant="normal" fo:text-transform="none" fo:color="#24292e" style:font-name="SFMono-Regular" fo:font-size="9pt" fo:letter-spacing="normal" fo:font-style="normal" fo:font-weight="bold" officeooo:rsid="000c0964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c0964" style:font-weight-asian="bold" style:font-weight-complex="bold"/>
    </style:style>
    <style:style style:name="T30" style:family="text">
      <style:text-properties fo:font-weight="bold" officeooo:rsid="000d8932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c0964" style:font-weight-asian="normal" style:font-weight-complex="normal"/>
    </style:style>
    <style:style style:name="T33" style:family="text">
      <style:text-properties fo:font-weight="normal" officeooo:rsid="000d8932" style:font-weight-asian="normal" style:font-weight-complex="normal"/>
    </style:style>
    <style:style style:name="T34" style:family="text">
      <style:text-properties officeooo:rsid="000c0964"/>
    </style:style>
    <style:style style:name="T35" style:family="text">
      <style:text-properties officeooo:rsid="000d8932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0e8fd3" style:font-size-asian="12pt" style:font-weight-asian="normal" style:font-size-complex="12pt" style:font-weight-complex="normal"/>
    </style:style>
    <style:style style:name="T38" style:family="text">
      <style:text-properties fo:font-size="12pt" officeooo:rsid="000e8fd3" style:font-size-asian="12pt" style:font-size-complex="12pt"/>
    </style:style>
    <style:style style:name="T39" style:family="text">
      <style:text-properties fo:font-size="13pt" fo:font-weight="normal" officeooo:rsid="000e8fd3" style:font-size-asian="11.3500003814697pt" style:font-weight-asian="normal" style:font-size-complex="13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Katedra Oprogramowania</text:p>
            <text:p text:style-name="P11">Systemy operacyjne</text:p>
          </table:table-cell>
          <table:table-cell table:style-name="Tabela1.B1" office:value-type="string">
            <text:p text:style-name="P36">Data rozpoczęcia projektu: 24.03.2021r </text:p>
            <text:p text:style-name="P36"><text:s/>Data oddania projektu: 12.04.2021r. </text:p>
          </table:table-cell>
        </table:table-row>
        <table:table-row table:style-name="Tabela1.2">
          <table:table-cell table:style-name="Tabela1.A2" office:value-type="string">
            <text:p text:style-name="P14">Temat projektu: <text:span text:style-name="T28">Demon synchronizujący dwa katalogi</text:span></text:p>
            <text:p text:style-name="P37"/>
            <text:p text:style-name="P15">Skład grupy projektowej:</text:p>
            <text:p text:style-name="P15"/>
            <text:p text:style-name="P15">1. Arkadiusz Abramowicz</text:p>
            <text:p text:style-name="P15">2. Magdalena Korecka</text:p>
          </table:table-cell>
          <table:table-cell table:style-name="Tabela1.B2" office:value-type="string">
            <text:p text:style-name="P12">Prowadzący: </text:p>
            <text:p text:style-name="P12"/>
            <text:p text:style-name="P12"/>
            <text:p text:style-name="P13">Ocena: ……………………..</text:p>
          </table:table-cell>
        </table:table-row>
      </table:table>
      <text:p text:style-name="P5"/>
      <text:p text:style-name="P5"/>
      <text:p text:style-name="P6">1. Treść projektu do realizacji:</text:p>
      <text:p text:style-name="P6"/>
      <text:p text:style-name="P1"><text:span text:style-name="T1"><text:tab/></text:span><text:span text:style-name="T2">Program który otrzymuje co najmniej dwa argumenty: ścieżkę źródłową, ścieżkę docelowa . Jeżeli któraś ze ścieżek nie jest katalogiem program powraca natychmiast z komunikatem błędu. W przeciwnym wypadku staje się demonem. Demon wykonuje następujące czynności: śpi przez piec minut (czas spania można zmieniać przy pomocy dodatkowego opcjonalnego argumentu), po czym po obudzeniu się porównuje katalog źródłowy z katalogiem docelowym. Pozycje, które nie są zwykłymi plikami są ignorowane (np. katalogi i dowiązania symboliczne). Jeżeli demon (a) napotka na nowy plik w katalogu źródłowym, i tego pliku brak w katalogu docelowym lub (b) plik w katalogu docelowym ma późniejsza datę ostatniej modyfikacji demon wykonuje kopie pliku z katalogu źródłowego do katalogu docelowego - ustawiając w katalogu docelowym datę modyfikacji tak, aby przy kolejnym obudzeniu nie trzeba było wykonać kopii (chyba ze plik w katalogu źródłowym zostanie ponownie zmieniony). Jeżeli zaś odnajdzie plik w katalogu docelowym, którego nie ma w katalogu źródłowym to usuwa ten plik z katalogu docelowego. Możliwe jest również natychmiastowe obudzenie się demona poprzez wysłanie mu sygnału SIGUSR1. Wyczerpująca informacja o każdej akcji typu uśpienie/obudzenie się demona (naturalne lub w wyniku sygnału), wykonanie kopii lub usuniecie pliku jest przesłana do logu systemowego. Informacja ta powinna zawierać aktualna datę. Operacje kopiowania mają być wykonane za pomocą niskopoziomowych operacji read/write. </text:span><text:span text:style-name="Strong_20_Emphasis"><text:span text:style-name="T2">(14p)</text:span></text:span><text:span text:style-name="T2">. Dodatkowo:</text:span></text:p>
      <text:p text:style-name="P16"/>
      <text:p text:style-name="P16">- Opcja -R pozwalająca na rekurencyjną synchronizację katalogów (teraz pozycje będące katalogami nie są ignorowane). W szczególności jeżeli demon stwierdzi w katalogu docelowym podkatalog którego brak w katalogu źródłowym powinien usunąć go wraz z zawartością. (8p)</text:p>
      <text:p text:style-name="P16"/>
      <text:p text:style-name="P16">-W zależności od rozmiaru plików dla małych plików wykonywane jest kopiowanie przy pomocy read/write a w przypadku dużych używany jest bardziej efektywny mechanizm, np.: przy pomocy mmap/write (plik źródłowy zostaje zamapowany w całości w pamięci) lub za pomocą dedykowanego wywołania (np. sendfile czy copy_file_range). Próg dzielący pliki małe od dużych może być przekazywany jako opcjonalny argument. Wykonaj analizę wpływu danej metody na szybkość kopiowania plików i przedstaw wyniki w dokumentacji. (12p)</text:p>
      <text:p text:style-name="P16"/>
      <text:p text:style-name="P16"/>
      <text:p text:style-name="P16"/>
      <text:p text:style-name="P16"/>
      <text:p text:style-name="P16"/>
      <text:p text:style-name="P24"><text:soft-page-break/>2. Sposób uruchomienia demona:</text:p>
      <text:p text:style-name="P17"/>
      <text:p text:style-name="P7"><text:span text:style-name="T14"><text:tab/>Archiwum o nazwie „demon_synchronizujący.zip” należy rozpakować oraz przejść do folderu z wypakowanymi plikami projektowymi. W otwartym folderze należy otworzyć terminal i za pierwszym razem wpisać komendę </text:span><text:span text:style-name="T19">make,</text:span><text:span text:style-name="T16"> w celu skompilowania projektu. Po pojawieniu się komunikatu</text:span><text:span text:style-name="T19"> gcc main.c projectfunctions.c -o projekt</text:span><text:span text:style-name="T16"> program został skompilowany bez błędów i jest możliwe uruchomienie projektu. </text:span></text:p>
      <text:p text:style-name="P21"/>
      <text:p text:style-name="P21">2.1. Sposoby w jaki sposób można uruchomić program.</text:p>
      <text:p text:style-name="P21"/>
      <text:p text:style-name="P4"><text:span text:style-name="T7">1. </text:span><text:span text:style-name="T8">Parametry wymagane</text:span><text:span text:style-name="T7">:</text:span></text:p>
      <text:p text:style-name="P21"><text:tab/></text:p>
      <text:p text:style-name="P7"><text:span text:style-name="T16"><text:tab/>Komendą </text:span><text:span text:style-name="T19">./projekt -s [sciezka_zrodlowa] -d [sciezka_docelowa]</text:span><text:span text:style-name="T16"> można uruchomić program w podstawowy sposób. Parametry:</text:span></text:p>
      <text:p text:style-name="P18"/>
      <text:p text:style-name="P8"><text:span text:style-name="T16"><text:tab/></text:span><text:span text:style-name="T15">-s [sciezka_zrodlowa]</text:span><text:span text:style-name="T16"> – <text:s/></text:span><text:span text:style-name="T17">podanie dla przyszłego demona ścieżki </text:span><text:span text:style-name="T18">katalogu <text:tab/><text:tab/><text:tab/><text:tab/><text:tab/><text:tab/>źródłowego</text:span><text:span text:style-name="T17">, skąd ma kopiować pliki do drugiego <text:tab/><text:tab/><text:tab/><text:tab/><text:tab/><text:tab/>katalogu,</text:span></text:p>
      <text:p text:style-name="P9"><text:span text:style-name="T4"><text:tab/></text:span><text:span text:style-name="T7">-d [sciezka_docelowa] </text:span><text:span text:style-name="T5">- <text:s/></text:span><text:span text:style-name="T4">podanie dla przyszłego demona ścieżki </text:span><text:span text:style-name="T6">katalogu <text:tab/><text:tab/><text:tab/><text:tab/><text:tab/><text:tab/></text:span><text:span text:style-name="T4">docelowe</text:span><text:span text:style-name="T6">go</text:span><text:span text:style-name="T4">, dokąd ma kopiować pliki z katalogu <text:tab/><text:tab/><text:tab/><text:tab/><text:tab/><text:tab/>źródłowego lub usuwać pliki, które nie znalazły się w <text:tab/><text:tab/><text:tab/><text:tab/><text:tab/><text:tab/>katalogu źródłowym.</text:span></text:p>
      <text:p text:style-name="P3"><text:span text:style-name="T10">U</text:span><text:span text:style-name="T9">WAGA!!! </text:span></text:p>
      <text:p text:style-name="P19">Katalogi muszą istnieć, aby program działał poprawnie oraz ścieżka źródłowa i docelowa nie może być taka sama. </text:p>
      <text:p text:style-name="P20"/>
      <text:p text:style-name="P22">2. Parametry opcjonalne:</text:p>
      <text:p text:style-name="P22"/>
      <text:p text:style-name="P2"><text:span text:style-name="T9"><text:tab/>-R –</text:span><text:span text:style-name="T3"> pozwala na rekurencyjne sprawdzenie katalogów.</text:span></text:p>
      <text:p text:style-name="P2"><text:span text:style-name="T3"><text:tab/></text:span><text:span text:style-name="T9">-T [czas w sekundach] – </text:span><text:span text:style-name="T3">ustawienie czasu, po którym demon na zacząć <text:tab/><text:tab/><text:tab/><text:tab/><text:tab/><text:tab/>synchronizację,</text:span></text:p>
      <text:p text:style-name="P2"><text:span text:style-name="T3"><text:tab/></text:span><text:span text:style-name="T9">-S [rozmiar] – </text:span><text:span text:style-name="T3">ustawienie rozmiaru, po którym demon ma sprawdzać, którą funkcję <text:tab/><text:tab/><text:tab/> <text:s text:c="2"/>kopiującą ma użyć. Bez użycia tego parametru wszystkie pliki są <text:tab/><text:tab/><text:tab/> <text:s text:c="2"/>kopiowane za pomocą niskopoziomowych funkcji read/write. Pliki <text:tab/><text:tab/><text:tab/> <text:s text:c="2"/>wyższej niż parametr </text:span><text:span text:style-name="T9">rozmiar</text:span><text:span text:style-name="T3"> będą kopiowane za pomocą <text:tab/><text:tab/><text:tab/><text:tab/> <text:s text:c="2"/>dedykowanego wywołania sendfile.</text:span></text:p>
      <text:p text:style-name="P2"><text:span text:style-name="T3"><text:tab/></text:span><text:span text:style-name="T9">-h –</text:span><text:span text:style-name="T3"> wyświetlenie na standardowe wyjście wszystkich argumentów, jakie program <text:tab/> <text:s text:c="6"/>może przyjąć. Po uzyskaniu parametru </text:span><text:span text:style-name="T9">-h</text:span><text:span text:style-name="T3"> program zamyka się.</text:span></text:p>
      <text:p text:style-name="P20"/>
      <text:p text:style-name="P20">Przykładowe uruchomienia:</text:p>
      <text:p text:style-name="P20"/>
      <text:p text:style-name="P10"><text:span text:style-name="T4"><text:tab/></text:span><text:span text:style-name="T11">./projekt -s </text:span><text:span text:style-name="T12">/home/folder1/zrodlo</text:span><text:span text:style-name="T11"> -d </text:span><text:span text:style-name="T12">/home/foo/23/docelowy -R -T 20 -S 800</text:span></text:p>
      <text:p text:style-name="P23"><text:tab/></text:p>
      <text:p text:style-name="P10"><text:span text:style-name="T12"><text:tab/></text:span><text:span text:style-name="T11">./projekt -d </text:span><text:span text:style-name="T12">/home/ffo </text:span><text:span text:style-name="T11">-s </text:span><text:span text:style-name="T12">/home/folder1/f12345</text:span><text:span text:style-name="T11"> </text:span><text:span text:style-name="T12"><text:s/>-S 20</text:span></text:p>
      <text:p text:style-name="P23"/>
      <text:p text:style-name="P23"/>
      <text:p text:style-name="P25"/>
      <text:p text:style-name="P25"/>
      <text:p text:style-name="P25"/>
      <text:p text:style-name="P25"/>
      <text:p text:style-name="P25"/>
      <text:p text:style-name="P25"><text:soft-page-break/>3. Sposób testowania projektu:</text:p>
      <text:p text:style-name="P25"/>
      <text:p text:style-name="P25"><text:tab/><text:span text:style-name="T37">W ramach testowania przygotowano 3 skrypty, które pokażą szczegółowe działanie demona. Wynik logów będzie zapisany odpowiednio do pliku </text:span><text:span text:style-name="T38">historia_demona[nr skryptu].txt</text:span></text:p>
      <text:p text:style-name="P25"><text:span text:style-name="T37"/></text:p>
      <text:p text:style-name="P26"><text:span text:style-name="T37">A</text:span><text:span text:style-name="T36">by przetestować projekt należy użyć odpowiednio ./skrypt[nr_skryptu] po rozpakowaniu i skompilowaniu projektu. </text:span></text:p>
      <text:p text:style-name="P25"/>
      <text:p text:style-name="P25"/>
      <text:p text:style-name="P25">4. Opis zaimplementowanych funkcji:</text:p>
      <text:p text:style-name="P25"/>
      <text:p text:style-name="P10"><text:span text:style-name="T13"><text:tab/></text:span><text:span text:style-name="T25">int addSlash(char *entry_path, int path_len)</text:span><text:span text:style-name="T20"> – </text:span><text:span text:style-name="T21">funkcja dodatkowa, służąca do sprawdzenia, czy ścieżka </text:span><text:span text:style-name="T26">entry_path</text:span><text:span text:style-name="T22"> do folderu</text:span><text:span text:style-name="T21"> zakończona jest znakiem „/”, jeżeli nie to dodaje znak na sam koniec. Zwraca wartości 1 gdy dodało znak „/” oraz 0 gdy był znak na końcu ścieżki.</text:span></text:p>
      <text:p text:style-name="P10"><text:span text:style-name="T21"/></text:p>
      <text:p text:style-name="P10"><text:span text:style-name="T21"><text:tab/></text:span><text:span text:style-name="T26">void bigFileCopyingFunction(char *entry_path_source, char *entry_path_destination) </text:span><text:span text:style-name="T21">– funkcja służąca do kopiowania większych plików ze ścieżki źródłowej </text:span><text:span text:style-name="T26">entry_path_source </text:span><text:span text:style-name="T22">do ścieżki docelowej </text:span><text:span text:style-name="T26">entry_path_destination</text:span><text:span text:style-name="T22"> za </text:span><text:span text:style-name="T21">pomocą funkcji </text:span><text:span text:style-name="T26">sendfile. </text:span></text:p>
      <text:p text:style-name="P10"><text:span text:style-name="T26"/></text:p>
      <text:p text:style-name="P28"><text:span text:style-name="T28">void smallFilecopyingFunction(char *entry_path_source, char *entry_path_destination) - </text:span><text:span text:style-name="T24">funkcja służąca do kopiowania większych plików ze ścieżki źródłowej </text:span><text:span text:style-name="T26">entry_path_source </text:span><text:span text:style-name="T22">do ścieżki docelowej </text:span><text:span text:style-name="T26">entry_path_destination</text:span><text:span text:style-name="T22"> za </text:span><text:span text:style-name="T24">pomocą funkcji niskopoziomowych </text:span><text:span text:style-name="T26">read/write.</text:span></text:p>
      <text:p text:style-name="P10"><text:span text:style-name="T28"/></text:p>
      <text:p text:style-name="P29"><text:span text:style-name="T28">void copyingFunction(char *entry_path_source, char *entry_path_destination, int size) – </text:span><text:span text:style-name="T32">funkcja sprawdzająca, czy plik jest większy od zadanego rozmiaru odróżniającego pliki duże od małych. Jeżeli jest większy rozmiar pliku od </text:span><text:span text:style-name="T29">size</text:span><text:span text:style-name="T32">, to zostaje wywołana funkcja <text:s/></text:span><text:span text:style-name="T26">bigFileCopyingFunction, </text:span><text:span text:style-name="T23">jeżeli mniejsza - <text:s/></text:span><text:span text:style-name="T27">smallFilecopyingFunction. </text:span></text:p>
      <text:p text:style-name="P29"><text:span text:style-name="T27"/></text:p>
      <text:p text:style-name="P31">void deletingFunction(char *entry_path_destination) – <text:span text:style-name="T32">funkcja usuwająca dany plik o ścieżce </text:span><text:span text:style-name="T34">entry_path_destination</text:span><text:span text:style-name="T32">. Jeżeli to jest folder, w którym są pliki to usuwa wszystkie pliki i na sam koniec usuwa dany folder. </text:span></text:p>
      <text:p text:style-name="P30"><text:span text:style-name="T32"/></text:p>
      <text:p text:style-name="P29"><text:span text:style-name="T28">void browsingTheDirectories(char *source, char *destination, int recursion, int size) – </text:span><text:span text:style-name="T32">główna funkcja demona, która pobiera listę plików z folderu źródłowego </text:span><text:span text:style-name="T29">source </text:span><text:span text:style-name="T32">oraz z folderu docelowego</text:span><text:span text:style-name="T29"> destination</text:span><text:span text:style-name="T32"> uporządkowane alfabetycznie i sprawdza odpowiednio pliki:<text:line-break/><text:tab/></text:span><text:span text:style-name="T29">- </text:span><text:span text:style-name="T32">jeżeli folder docelowy jest pusty to ma przekopiować wszystkie pliki.</text:span></text:p>
      <text:p text:style-name="P29"><text:span text:style-name="T32"><text:tab/>- w pętli przechodzi po wszystkich plikach folderu zrodlowego i porownuje je z plikami z<text:tab/> folderu docelowego:</text:span></text:p>
      <text:p text:style-name="P29"><text:span text:style-name="T32"/></text:p>
      <text:p text:style-name="P32">Porównania plików są odpowiednie, gdyż wynika to z faktu, iż są posortowane alfabetycznie. </text:p>
      <text:p text:style-name="P32"/>
      <text:p text:style-name="P29"><text:span text:style-name="T32"><text:tab/>- jeżeli nazwa pliku z folderu źródłowego jest </text:span><text:span text:style-name="T29">wieksza</text:span><text:span text:style-name="T32"> niż z folderu docelowego to ma<text:tab/> <text:tab/>usunąć plik z folderu docelowego, przykład:</text:span></text:p>
      <text:p text:style-name="P29"><text:span text:style-name="T32"><text:tab/></text:span></text:p>
      <text:p text:style-name="P29"><text:span text:style-name="T32"><text:tab/>Folder1:<text:tab/><text:tab/>Folder2:</text:span></text:p>
      <text:p text:style-name="P34"><text:span text:style-name="T31"><text:tab/>-ab<text:tab/><text:tab/><text:tab/>-aa</text:span></text:p>
      <text:p text:style-name="P34"><text:span text:style-name="T31"><text:tab/>-aj<text:tab/><text:tab/><text:tab/>-ab</text:span></text:p>
      <text:p text:style-name="P34"><text:span text:style-name="T31"><text:tab/><text:tab/><text:tab/><text:tab/>-aj</text:span></text:p>
      <text:p text:style-name="P34"><text:span text:style-name="T31"><text:tab/></text:span></text:p>
      <text:p text:style-name="P34"><text:span text:style-name="T31"><text:tab/></text:span></text:p>
      <text:p text:style-name="P29"><text:span text:style-name="T32"><text:tab/>- jeżeli nazwa pliku z folderu źródłowego jest </text:span><text:span text:style-name="T29">mniejsza</text:span><text:span text:style-name="T32"> niż z folderu docelowego to ma <text:tab/>skopiować plik do folderu docelowego, przykład:</text:span></text:p>
      <text:p text:style-name="P29"><text:soft-page-break/><text:span text:style-name="T32"/></text:p>
      <text:p text:style-name="P29"><text:span text:style-name="T32"><text:tab/>Folder1:<text:tab/><text:tab/>Folder2:</text:span></text:p>
      <text:p text:style-name="P34"><text:span text:style-name="T31"><text:tab/>-ab<text:tab/><text:tab/><text:tab/>-aj</text:span></text:p>
      <text:p text:style-name="P34"><text:span text:style-name="T31"><text:tab/>-aj</text:span></text:p>
      <text:p text:style-name="P34"><text:span text:style-name="T31"><text:tab/><text:tab/><text:tab/><text:tab/></text:span></text:p>
      <text:p text:style-name="P35"><text:span text:style-name="T32"><text:tab/>- jeżeli nazwa pliku z folderu źródłowego jest </text:span><text:span text:style-name="T30">taka sama</text:span><text:span text:style-name="T32"> </text:span><text:span text:style-name="T33">jak</text:span><text:span text:style-name="T32"> z folderu docelowego </text:span><text:span text:style-name="T33">to musi <text:tab/>demon musi porównać datę modyfikacji.</text:span><text:span text:style-name="T32"> </text:span><text:span text:style-name="T33">Jeżeli się różni to usuwa dany plik z folderu <text:tab/>docelowego i kopiuje go do folderu docelowego.</text:span></text:p>
      <text:p text:style-name="P35"><text:span text:style-name="T33"/></text:p>
      <text:p text:style-name="P33"><text:tab/>void man_projekt_program() -<text:span text:style-name="T31"> </text:span><text:span text:style-name="T33">funkcja dodatkowa, wyświetlająca na standardowe wyjście <text:tab/>pomoc dla użytkownika programu. Jest wywoływana po przekazaniu przy starcie programu <text:tab/>parametru </text:span><text:span text:style-name="T35">-h</text:span><text:span text:style-name="T33">. </text:span></text:p>
      <text:p text:style-name="P33"><text:span text:style-name="T33"/></text:p>
      <text:p text:style-name="P33"><text:span text:style-name="T33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8:08:44.701618490</meta:creation-date>
    <meta:generator>LibreOffice/6.4.6.2$Linux_X86_64 LibreOffice_project/40$Build-2</meta:generator>
    <dc:date>2021-04-14T20:55:43.151180369</dc:date>
    <meta:editing-duration>PT20M26S</meta:editing-duration>
    <meta:editing-cycles>4</meta:editing-cycles>
    <meta:document-statistic meta:table-count="1" meta:image-count="0" meta:object-count="0" meta:page-count="4" meta:paragraph-count="61" meta:word-count="969" meta:character-count="7413" meta:non-whitespace-character-count="6345"/>
  </office:meta>
</office:document-meta>
</file>